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kzidenzGrotesk-Roman" svg:font-family="AkzidenzGrotesk-Roman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kzidenzGrotesk-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Voltage</text:p>
          </table:table-cell>
          <table:table-cell office:value-type="string">
            <text:p>Voltage index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float" office:value="1.4837">
            <text:p>1,4837</text:p>
          </table:table-cell>
          <table:table-cell table:formula="of:=[.A2]*1024/5" office:value-type="float" office:value="303.86176">
            <text:p>303,8617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.5819">
            <text:p>1,5819</text:p>
          </table:table-cell>
          <table:table-cell table:formula="of:=[.A3]*1024/5" office:value-type="float" office:value="323.97312">
            <text:p>323,9731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.7898">
            <text:p>1,7898</text:p>
          </table:table-cell>
          <table:table-cell table:formula="of:=[.A4]*1024/5" office:value-type="float" office:value="366.55104">
            <text:p>366,55104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osch </text:p>
          </table:table-cell>
        </table:table-row>
        <table:table-row table:style-name="ro1">
          <table:table-cell office:value-type="float" office:value="2.2739">
            <text:p>2,2739</text:p>
          </table:table-cell>
          <table:table-cell table:formula="of:=[.A5]*1024/5" office:value-type="float" office:value="465.69472">
            <text:p>465,69472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HFM 5</text:p>
          </table:table-cell>
        </table:table-row>
        <table:table-row table:style-name="ro1">
          <table:table-cell office:value-type="float" office:value="2.8868">
            <text:p>2,8868</text:p>
          </table:table-cell>
          <table:table-cell table:formula="of:=[.A6]*1024/5" office:value-type="float" office:value="591.21664">
            <text:p>591,21664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ax 370kg/h</text:p>
          </table:table-cell>
        </table:table-row>
        <table:table-row table:style-name="ro1">
          <table:table-cell office:value-type="float" office:value="3.6255">
            <text:p>3,6255</text:p>
          </table:table-cell>
          <table:table-cell table:formula="of:=[.A7]*1024/5" office:value-type="float" office:value="742.5024">
            <text:p>742,5024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4.4727">
            <text:p>4,4727</text:p>
          </table:table-cell>
          <table:table-cell table:formula="of:=[.A8]*1024/5" office:value-type="float" office:value="916.00896">
            <text:p>916,00896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4.9406">
            <text:p>4,9406</text:p>
          </table:table-cell>
          <table:table-cell table:formula="of:=[.A9]*1024/5" office:value-type="float" office:value="1011.83488">
            <text:p>1011,83488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oltage</text:p>
          </table:table-cell>
          <table:table-cell office:value-type="string">
            <text:p>Voltage index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float" office:value="1.239">
            <text:p>1,239</text:p>
          </table:table-cell>
          <table:table-cell table:formula="of:=[.A12]*1024/5" office:value-type="float" office:value="253.7472">
            <text:p>253,747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.3644">
            <text:p>1,3644</text:p>
          </table:table-cell>
          <table:table-cell table:formula="of:=[.A13]*1024/5" office:value-type="float" office:value="279.42912">
            <text:p>279,4291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.5241">
            <text:p>1,5241</text:p>
          </table:table-cell>
          <table:table-cell table:formula="of:=[.A14]*1024/5" office:value-type="float" office:value="312.13568">
            <text:p>312,13568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x 480kg/h</text:p>
          </table:table-cell>
        </table:table-row>
        <table:table-row table:style-name="ro1">
          <table:table-cell office:value-type="float" office:value="1.8748">
            <text:p>1,8748</text:p>
          </table:table-cell>
          <table:table-cell table:formula="of:=[.A15]*1024/5" office:value-type="float" office:value="383.95904">
            <text:p>383,9590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.371">
            <text:p>2,371</text:p>
          </table:table-cell>
          <table:table-cell table:formula="of:=[.A16]*1024/5" office:value-type="float" office:value="485.5808">
            <text:p>485,580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.9998">
            <text:p>2,9998</text:p>
          </table:table-cell>
          <table:table-cell table:formula="of:=[.A17]*1024/5" office:value-type="float" office:value="614.35904">
            <text:p>614,35904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3.7494">
            <text:p>3,7494</text:p>
          </table:table-cell>
          <table:table-cell table:formula="of:=[.A18]*1024/5" office:value-type="float" office:value="767.87712">
            <text:p>767,87712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4.1695">
            <text:p>4,1695</text:p>
          </table:table-cell>
          <table:table-cell table:formula="of:=[.A19]*1024/5" office:value-type="float" office:value="853.9136">
            <text:p>853,9136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4.4578">
            <text:p>4,4578</text:p>
          </table:table-cell>
          <table:table-cell table:formula="of:=[.A20]*1024/5" office:value-type="float" office:value="912.95744">
            <text:p>912,95744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oltage</text:p>
          </table:table-cell>
          <table:table-cell office:value-type="string">
            <text:p>Voltage index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table:style-name="ce1" office:value-type="float" office:value="1.2695">
            <text:p>1,2695</text:p>
          </table:table-cell>
          <table:table-cell table:formula="of:=[.A23]*1024/5" office:value-type="float" office:value="259.9936">
            <text:p>259,9936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.406">
            <text:p>1,406</text:p>
          </table:table-cell>
          <table:table-cell table:formula="of:=[.A24]*1024/5" office:value-type="float" office:value="287.9488">
            <text:p>287,948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.71">
            <text:p>1,71</text:p>
          </table:table-cell>
          <table:table-cell table:formula="of:=[.A25]*1024/5" office:value-type="float" office:value="350.208">
            <text:p>350,20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ax 640kg/h</text:p>
          </table:table-cell>
        </table:table-row>
        <table:table-row table:style-name="ro1">
          <table:table-cell office:value-type="float" office:value="2.1563">
            <text:p>2,1563</text:p>
          </table:table-cell>
          <table:table-cell table:formula="of:=[.A26]*1024/5" office:value-type="float" office:value="441.61024">
            <text:p>441,61024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.7522">
            <text:p>2,7522</text:p>
          </table:table-cell>
          <table:table-cell table:formula="of:=[.A27]*1024/5" office:value-type="float" office:value="563.65056">
            <text:p>563,65056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3.507">
            <text:p>3,507</text:p>
          </table:table-cell>
          <table:table-cell table:formula="of:=[.A28]*1024/5" office:value-type="float" office:value="718.2336">
            <text:p>718,2336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3.9393">
            <text:p>3,9393</text:p>
          </table:table-cell>
          <table:table-cell table:formula="of:=[.A29]*1024/5" office:value-type="float" office:value="806.76864">
            <text:p>806,76864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4.2349">
            <text:p>4,2349</text:p>
          </table:table-cell>
          <table:table-cell table:formula="of:=[.A30]*1024/5" office:value-type="float" office:value="867.30752">
            <text:p>867,30752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4.5669">
            <text:p>4,5669</text:p>
          </table:table-cell>
          <table:table-cell table:formula="of:=[.A31]*1024/5" office:value-type="float" office:value="935.30112">
            <text:p>935,30112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oltage</text:p>
          </table:table-cell>
          <table:table-cell office:value-type="string">
            <text:p>Voltage index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float" office:value="1.3395">
            <text:p>1,3395</text:p>
          </table:table-cell>
          <table:table-cell table:formula="of:=[.A34]*1024/5" office:value-type="float" office:value="274.3296">
            <text:p>274,329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.6251">
            <text:p>1,6251</text:p>
          </table:table-cell>
          <table:table-cell table:formula="of:=[.A35]*1024/5" office:value-type="float" office:value="332.82048">
            <text:p>332,82048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.0109">
            <text:p>2,0109</text:p>
          </table:table-cell>
          <table:table-cell table:formula="of:=[.A36]*1024/5" office:value-type="float" office:value="411.83232">
            <text:p>411,8323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.5564">
            <text:p>2,5564</text:p>
          </table:table-cell>
          <table:table-cell table:formula="of:=[.A37]*1024/5" office:value-type="float" office:value="523.55072">
            <text:p>523,55072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Max 850kg/h</text:p>
          </table:table-cell>
        </table:table-row>
        <table:table-row table:style-name="ro1">
          <table:table-cell office:value-type="float" office:value="3.2655">
            <text:p>3,2655</text:p>
          </table:table-cell>
          <table:table-cell table:formula="of:=[.A38]*1024/5" office:value-type="float" office:value="668.7744">
            <text:p>668,7744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3.6717">
            <text:p>3,6717</text:p>
          </table:table-cell>
          <table:table-cell table:formula="of:=[.A39]*1024/5" office:value-type="float" office:value="751.96416">
            <text:p>751,96416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3.949">
            <text:p>3,949</text:p>
          </table:table-cell>
          <table:table-cell table:formula="of:=[.A40]*1024/5" office:value-type="float" office:value="808.7552">
            <text:p>808,7552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4.26">
            <text:p>4,26</text:p>
          </table:table-cell>
          <table:table-cell table:formula="of:=[.A41]*1024/5" office:value-type="float" office:value="872.448">
            <text:p>872,448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4.5727">
            <text:p>4,5727</text:p>
          </table:table-cell>
          <table:table-cell table:formula="of:=[.A42]*1024/5" office:value-type="float" office:value="936.48896">
            <text:p>936,48896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oltage</text:p>
          </table:table-cell>
          <table:table-cell office:value-type="string">
            <text:p>Voltage index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float" office:value="1.2315">
            <text:p>1,2315</text:p>
          </table:table-cell>
          <table:table-cell table:formula="of:=[.A45]*1024/5" office:value-type="float" office:value="252.2112">
            <text:p>252,211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.4758">
            <text:p>1,4758</text:p>
          </table:table-cell>
          <table:table-cell table:formula="of:=[.A46]*1024/5" office:value-type="float" office:value="302.24384">
            <text:p>302,2438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.831">
            <text:p>1,831</text:p>
          </table:table-cell>
          <table:table-cell table:formula="of:=[.A47]*1024/5" office:value-type="float" office:value="374.9888">
            <text:p>374,988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.3074">
            <text:p>2,3074</text:p>
          </table:table-cell>
          <table:table-cell table:formula="of:=[.A48]*1024/5" office:value-type="float" office:value="472.55552">
            <text:p>472,55552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.9212">
            <text:p>2,9212</text:p>
          </table:table-cell>
          <table:table-cell table:formula="of:=[.A49]*1024/5" office:value-type="float" office:value="598.26176">
            <text:p>598,26176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Max 1000kg/h</text:p>
          </table:table-cell>
        </table:table-row>
        <table:table-row table:style-name="ro1">
          <table:table-cell office:value-type="float" office:value="3.2874">
            <text:p>3,2874</text:p>
          </table:table-cell>
          <table:table-cell table:formula="of:=[.A50]*1024/5" office:value-type="float" office:value="673.25952">
            <text:p>673,25952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3.5461">
            <text:p>3,5461</text:p>
          </table:table-cell>
          <table:table-cell table:formula="of:=[.A51]*1024/5" office:value-type="float" office:value="726.24128">
            <text:p>726,24128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3.8432">
            <text:p>3,8432</text:p>
          </table:table-cell>
          <table:table-cell table:formula="of:=[.A52]*1024/5" office:value-type="float" office:value="787.08736">
            <text:p>787,08736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4.1499">
            <text:p>4,1499</text:p>
          </table:table-cell>
          <table:table-cell table:formula="of:=[.A53]*1024/5" office:value-type="float" office:value="849.89952">
            <text:p>849,89952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float" office:value="4.3312">
            <text:p>4,3312</text:p>
          </table:table-cell>
          <table:table-cell table:formula="of:=[.A54]*1024/5" office:value-type="float" office:value="887.02976">
            <text:p>887,02976</text:p>
          </table:table-cell>
          <table:table-cell office:value-type="float" office:value="1000">
            <text:p>1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kzidenzGrotesk-Roman" svg:font-family="AkzidenzGrotesk-Roman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2012-03-13</text:date>, <text:time>16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5:59:30.82</meta:creation-date>
    <dc:date>2012-03-13T16:30:13.85</dc:date>
    <meta:editing-duration>PT15M31S</meta:editing-duration>
    <meta:editing-cycles>2</meta:editing-cycles>
    <meta:generator>OpenOffice.org/3.3$Win32 OpenOffice.org_project/330m20$Build-9567</meta:generator>
    <meta:document-statistic meta:table-count="3" meta:cell-count="157" meta:object-count="0"/>
  </office:meta>
</office:document-meta>
</file>